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ce1" officeooo:paragraph-rsid="001ecce1"/>
    </style:style>
    <style:style style:name="P2" style:family="paragraph" style:parent-style-name="Standard">
      <style:text-properties officeooo:rsid="00203916" officeooo:paragraph-rsid="00203916"/>
    </style:style>
    <style:style style:name="P3" style:family="paragraph" style:parent-style-name="Standard">
      <style:text-properties officeooo:rsid="0021d46a" officeooo:paragraph-rsid="0021d46a"/>
    </style:style>
    <style:style style:name="P4" style:family="paragraph" style:parent-style-name="Standard">
      <style:text-properties officeooo:rsid="0021d46a" officeooo:paragraph-rsid="002291fb"/>
    </style:style>
    <style:style style:name="T1" style:family="text">
      <style:text-properties officeooo:rsid="00203916"/>
    </style:style>
    <style:style style:name="T2" style:family="text">
      <style:text-properties officeooo:rsid="002291fb"/>
    </style:style>
    <style:style style:name="T3" style:family="text">
      <style:text-properties officeooo:rsid="0022d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Svn的访问路径： <text:a xlink:type="simple" xlink:href="http://www.fredu.cc/svnserver/xblock.src/" text:style-name="Internet_20_link" text:visited-style-name="Visited_20_Internet_20_Link">http://www.fredu.cc/svnserver/xblock.src/</text:a></text:p>
      <text:p text:style-name="P1">目前我们的代码仓库已经建好，上面是路径，支持浏览器直接访问</text:p>
      <text:p text:style-name="P1">用户名为名字全拼(比如张三的用户名为zhangsan 密码为zhang_san)</text:p>
      <text:p text:style-name="P2">2. apache与svn关联配置文件为/etc/httpd/conf.d/subversion.conf</text:p>
      <text:p text:style-name="P3">3. 目前有账户的人为eric shawn 朱亚飞 王亚锋 郭祥志 张中 杜威 其他忘记添加的请告知然后添加</text:p>
      <text:p text:style-name="P4">4. 账户添加方法：</text:p>
      <text:p text:style-name="P4"><text:span text:style-name="T2"><text:tab/>cd /fre/svnserver/xblock.src后</text:span> </text:p>
      <text:p text:style-name="P4"><text:tab/>htpasswd accesspwd username 然后编辑</text:p>
      <text:p text:style-name="P4"><text:tab/>/fre/svnserver/xblock.src/authz 将用户名添加到指定位置</text:p>
      <text:p text:style-name="P4"/>
      <text:p text:style-name="P4">--<text:span text:style-name="T3">2017-11-25</text:span></text:p>
      <text:p text:style-name="P1">参考文字链接：</text:p>
      <text:p text:style-name="P1">[<text:a xlink:type="simple" xlink:href="https://www.cnblogs.com/ayanmw/archive/2011/12/19/2294054.html" text:style-name="Internet_20_link" text:visited-style-name="Visited_20_Internet_20_Link">https://www.cnblogs.com/ayanmw/archive/2011/12/19/2294054.html</text:a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13:44.889388310</meta:creation-date>
    <dc:date>2017-11-25T19:37:04.528499714</dc:date>
    <meta:editing-duration>PT23M19S</meta:editing-duration>
    <meta:editing-cycles>6</meta:editing-cycles>
    <meta:generator>LibreOffice/5.4.1.2$Linux_X86_64 LibreOffice_project/40m0$Build-2</meta:generator>
    <meta:document-statistic meta:table-count="0" meta:image-count="0" meta:object-count="0" meta:page-count="1" meta:paragraph-count="12" meta:word-count="151" meta:character-count="431" meta:non-whitespace-character-count="409"/>
  </office:meta>
</office:document-meta>
</file>